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E19B5B3E395D8E99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3.058cm, 15.548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379cm" svg:height="10.71cm" svg:x="0.189cm" svg:y="0.113cm">
          <draw:image xlink:href="Pictures/100000000000055600000300E19B5B3E395D8E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8T21:52:01.954475931</dc:date>
    <meta:editing-duration>PT4H47M59S</meta:editing-duration>
    <meta:editing-cycles>27</meta:editing-cycles>
    <meta:generator>LibreOffice/5.1.6.2$Linux_X86_64 LibreOffice_project/10m0$Build-2</meta:generator>
    <meta:document-statistic meta:object-count="1"/>
  </office:meta>
</office:document-meta>
</file>